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4-06-min_L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ixelSum</text:p>
          </table:table-cell>
          <table:table-cell office:value-type="string" calcext:value-type="string">
            <text:p>Percentage %</text:p>
          </table:table-cell>
          <table:table-cell office:value-type="string" calcext:value-type="string">
            <text:p>Area [metre^2]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Wi*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NumSamp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3839" calcext:value-type="float">
            <text:p>1903839</text:p>
          </table:table-cell>
          <table:table-cell office:value-type="float" office:value="92.5121954893575" calcext:value-type="float">
            <text:p>92,5121954893575</text:p>
          </table:table-cell>
          <table:table-cell office:value-type="float" office:value="1713455100" calcext:value-type="float">
            <text:p>1713455100</text:p>
          </table:table-cell>
          <table:table-cell table:formula="of:=[.C2]/100" office:value-type="float" office:value="0.925121954893575" calcext:value-type="float">
            <text:p>0,925121954893575</text:p>
          </table:table-cell>
          <table:table-cell office:value-type="float" office:value="0.9" calcext:value-type="float">
            <text:p>0,9</text:p>
          </table:table-cell>
          <table:table-cell table:formula="of:=SQRT([.F2]*(1-[.F2]))" office:value-type="float" office:value="0.3" calcext:value-type="float">
            <text:p>0,3</text:p>
          </table:table-cell>
          <table:table-cell table:formula="of:=[.E2]*[.G2]" office:value-type="float" office:value="0.277536586468073" calcext:value-type="float">
            <text:p>0,277536586468073</text:p>
          </table:table-cell>
          <table:table-cell office:value-type="float" office:value="0.02" calcext:value-type="float">
            <text:p>0,02</text:p>
          </table:table-cell>
          <table:table-cell table:formula="of:=ROUND(([.H4]/[.I2]) ^ 2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094" calcext:value-type="float">
            <text:p>154094</text:p>
          </table:table-cell>
          <table:table-cell office:value-type="float" office:value="7.48780451064247" calcext:value-type="float">
            <text:p>7,48780451064247</text:p>
          </table:table-cell>
          <table:table-cell office:value-type="float" office:value="138684600" calcext:value-type="float">
            <text:p>138684600</text:p>
          </table:table-cell>
          <table:table-cell table:formula="of:=[.C3]/100" office:value-type="float" office:value="0.0748780451064247" calcext:value-type="float">
            <text:p>0,0748780451064247</text:p>
          </table:table-cell>
          <table:table-cell office:value-type="float" office:value="0.8" calcext:value-type="float">
            <text:p>0,8</text:p>
          </table:table-cell>
          <table:table-cell table:formula="of:=SQRT([.F3]*(1-[.F3]))" office:value-type="float" office:value="0.4" calcext:value-type="float">
            <text:p>0,4</text:p>
          </table:table-cell>
          <table:table-cell table:formula="of:=[.E3]*[.G3]" office:value-type="float" office:value="0.0299512180425699" calcext:value-type="float">
            <text:p>0,0299512180425699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2:.H3])" office:value-type="float" office:value="0.307487804510642" calcext:value-type="float">
            <text:p>0,307487804510642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ple Stratif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eighted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– Land</text:p>
          </table:table-cell>
          <table:table-cell table:formula="of:=ROUND([.J2]*[.E2])" office:value-type="float" office:value="218" calcext:value-type="float">
            <text:p>218</text:p>
          </table:table-cell>
          <table:table-cell table:formula="of:=[.G3]/2" office:value-type="float" office:value="0.2" calcext:value-type="float">
            <text:p>0,2</text:p>
          </table:table-cell>
          <table:table-cell table:formula="of:=ROUND(([.J2]/2 + [.J2]*[.E2])/2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 – Water</text:p>
          </table:table-cell>
          <table:table-cell table:formula="of:=ROUND([.J2]*[.E3])" office:value-type="float" office:value="18" calcext:value-type="float">
            <text:p>18</text:p>
          </table:table-cell>
          <table:table-cell table:formula="of:=[.G3]/2" office:value-type="float" office:value="0.2" calcext:value-type="float">
            <text:p>0,2</text:p>
          </table:table-cell>
          <table:table-cell table:formula="of:=ROUND(([.J2]/2 + [.J2]*[.E3])/2)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9:.E10])" office:value-type="float" office:value="236" calcext:value-type="float">
            <text:p>23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10:54:23.9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05-18T10:54:40.172000000</dc:date>
    <meta:editing-duration>PT16S</meta:editing-duration>
    <meta:editing-cycles>1</meta:editing-cycles>
    <meta:document-statistic meta:table-count="1" meta:cell-count="42" meta:object-count="0"/>
  </office:meta>
</office:document-meta>
</file>